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260e" officeooo:paragraph-rsid="000a260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a260e" officeooo:paragraph-rsid="000a260e" style:font-weight-asian="bold" style:font-weight-complex="bold"/>
    </style:style>
    <style:style style:name="P3" style:family="paragraph" style:parent-style-name="Standard">
      <style:text-properties officeooo:rsid="00041742" officeooo:paragraph-rsid="00041742"/>
    </style:style>
    <style:style style:name="P4" style:family="paragraph" style:parent-style-name="Standard">
      <style:text-properties officeooo:rsid="0005213f" officeooo:paragraph-rsid="0005213f"/>
    </style:style>
    <style:style style:name="P5" style:family="paragraph" style:parent-style-name="Standard">
      <style:text-properties fo:font-weight="bold" officeooo:rsid="0005213f" officeooo:paragraph-rsid="0005213f" style:font-weight-asian="bold" style:font-weight-complex="bold"/>
    </style:style>
    <style:style style:name="P6" style:family="paragraph" style:parent-style-name="Standard">
      <style:text-properties fo:font-weight="bold" officeooo:rsid="00063a0a" officeooo:paragraph-rsid="00063a0a" style:font-weight-asian="bold" style:font-weight-complex="bold"/>
    </style:style>
    <style:style style:name="P7" style:family="paragraph" style:parent-style-name="Standard" style:list-style-name="L1">
      <style:text-properties fo:font-weight="bold" officeooo:rsid="00063a0a" officeooo:paragraph-rsid="00063a0a" style:font-weight-asian="bold" style:font-weight-complex="bold"/>
    </style:style>
    <style:style style:name="P8" style:family="paragraph" style:parent-style-name="Standard">
      <style:text-properties fo:font-weight="bold" officeooo:rsid="00076c2d" officeooo:paragraph-rsid="00076c2d" style:font-weight-asian="bold" style:font-weight-complex="bold"/>
    </style:style>
    <style:style style:name="P9" style:family="paragraph" style:parent-style-name="Standard">
      <style:text-properties fo:font-weight="bold" officeooo:rsid="00080e6a" officeooo:paragraph-rsid="00080e6a" style:font-weight-asian="bold" style:font-weight-complex="bold"/>
    </style:style>
    <style:style style:name="P10" style:family="paragraph" style:parent-style-name="Standard">
      <style:text-properties fo:font-weight="bold" officeooo:rsid="0008bbb4" officeooo:paragraph-rsid="0008bbb4" style:font-weight-asian="bold" style:font-weight-complex="bold"/>
    </style:style>
    <style:style style:name="P11" style:family="paragraph" style:parent-style-name="Standard">
      <style:text-properties fo:font-weight="bold" officeooo:rsid="000be44d" officeooo:paragraph-rsid="000be44d" style:font-weight-asian="bold" style:font-weight-complex="bold"/>
    </style:style>
    <style:style style:name="P12" style:family="paragraph" style:parent-style-name="Header">
      <style:text-properties officeooo:rsid="00041742" officeooo:paragraph-rsid="000417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13f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297d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9297d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 <text:span text:style-name="T1">regras</text:span><text:span text:style-name="T2"> contemplam previsões de conduta </text:span><text:span text:style-name="T1">determinadas e precisas</text:span><text:span text:style-name="T2">.</text:span></text:p>
      <text:p text:style-name="P3"><text:span text:style-name="T2">Os </text:span><text:span text:style-name="T1">princípios</text:span><text:span text:style-name="T2"> determinam o </text:span><text:span text:style-name="T1">alcance e o sentido das regras</text:span><text:span text:style-name="T2">.</text:span></text:p>
      <text:p text:style-name="P3"><text:span text:style-name="T3"/></text:p>
      <text:p text:style-name="P4"><text:span text:style-name="T2">As </text:span><text:span text:style-name="T1">regras</text:span><text:span text:style-name="T2"> são operadas de modo </text:span><text:span text:style-name="T1">disjuntivo</text:span><text:span text:style-name="T2">: o conflito entre elas é dirimido no </text:span><text:span text:style-name="T1">plano da validade</text:span><text:span text:style-name="T2"> – havendo mais de uma regra aplicável a uma mesma situação, </text:span><text:span text:style-name="T1">apenas uma deve prevalecer</text:span><text:span text:style-name="T2">.</text:span></text:p>
      <text:p text:style-name="P4"><text:span text:style-name="T2"/></text:p>
      <text:p text:style-name="P4"><text:span text:style-name="T2">Para o conflito de leis, vale o entendimento de que a </text:span><text:span text:style-name="T1">norma superior prevalece</text:span><text:span text:style-name="T2"> sobre a inferior (CF prevalece sobre leis, leis prevalecem sobre decretos, etc. Se equivalentes hierarquicamente, aplica-se a </text:span><text:span text:style-name="T1">lei mais nova</text:span><text:span text:style-name="T2"> sobre a antiga (critério cronológico ou da anterioridade). Por fim, há o critério da especialidade, em que a </text:span><text:span text:style-name="T1">lei especial derroga a lei geral</text:span><text:span text:style-name="T2">.</text:span></text:p>
      <text:p text:style-name="P4"><text:span text:style-name="T2"/></text:p>
      <text:p text:style-name="P4"><text:span text:style-name="T2">Os </text:span><text:span text:style-name="T1">princípios</text:span><text:span text:style-name="T2">, ao contrário, </text:span><text:span text:style-name="T1">não se excluem</text:span><text:span text:style-name="T2"> nas hipóteses de conflito: deve-se resolver mediante a </text:span><text:span text:style-name="T1">ponderação de valores</text:span><text:span text:style-name="T2">.</text:span></text:p>
      <text:p text:style-name="P4"><text:span text:style-name="T2"/></text:p>
      <text:p text:style-name="P5">Fenômeno da estabilização dos efeitos do ato administrativo<text:span text:style-name="T2">: é possível o princípio da legalidade ceder espaço para o princípio da segurança jurídica, </text:span><text:span text:style-name="T5">nos casos em que a manutenção do ato ilegal causar menos prejuízos que a sua anulação</text:span><text:span text:style-name="T8">.</text:span></text:p>
      <text:p text:style-name="P5"><text:span text:style-name="T8"/></text:p>
      <text:p text:style-name="P6"><text:span text:style-name="T8">Em função da necessidade de plena obediência à lei, diz-se que a </text:span><text:span text:style-name="T6">função administrativa subordina-se à função legislativa</text:span><text:span text:style-name="T8">.</text:span></text:p>
      <text:p text:style-name="P6"><text:span text:style-name="T8"/></text:p>
      <text:p text:style-name="P6"><text:span text:style-name="T8">O </text:span><text:span text:style-name="T6">princípio da legalidade administrativa</text:span><text:span text:style-name="T8"> se refere à </text:span><text:span text:style-name="T6">lei em sentido amplo</text:span><text:span text:style-name="T8">, ou seja, o administrador não se sujeita apenas à lei formal, mas também ao ordenamento jurídico como um todo, incluindo normas regulamentares, bem como aos princípios constitucionais. São </text:span><text:span text:style-name="T6">restrições</text:span><text:span text:style-name="T8"> ao princípio da legalidade:</text:span></text:p>
      <text:list xml:id="list1243289997177035206" text:style-name="L1">
        <text:list-item>
          <text:p text:style-name="P7"><text:span text:style-name="T8">estado de defesa;</text:span></text:p>
        </text:list-item>
        <text:list-item>
          <text:p text:style-name="P7"><text:span text:style-name="T8">estado de sítio; e</text:span></text:p>
        </text:list-item>
        <text:list-item>
          <text:p text:style-name="P7"><text:span text:style-name="T8">medidas provisórias.</text:span></text:p>
        </text:list-item>
      </text:list>
      <text:p text:style-name="P6"><text:span text:style-name="T8"/></text:p>
      <text:p text:style-name="P8"><text:span text:style-name="T6">Legalidade</text:span><text:span text:style-name="T8"> → agir conforme a lei.</text:span></text:p>
      <text:p text:style-name="P8"><text:span text:style-name="T6">Legitimidade</text:span><text:span text:style-name="T8"> → agir conforme a lei e também aos demais princípios administrativos.</text:span></text:p>
      <text:p text:style-name="P8"><text:span text:style-name="T8"/></text:p>
      <text:p text:style-name="P9"><text:span text:style-name="T6">Princípio da juridicidade</text:span><text:span text:style-name="T8">: legalidade + legitimidade + moralidade.</text:span></text:p>
      <text:p text:style-name="P9"><text:span text:style-name="T8"/></text:p>
      <text:p text:style-name="P10"><text:span text:style-name="T8">A doutrina enfatiza que a </text:span><text:span text:style-name="T6">moralidade administrativa independe da concepção subjetiva</text:span><text:span text:style-name="T8">, isto é, da moral comum. O que importa é a </text:span><text:span text:style-name="T6">noção objetiva</text:span><text:span text:style-name="T8"> do conceito, ou seja, a moralidade administrativa, passível de ser extraída do conjunto de normas concernentes à conduta de agentes públicos existentes no ordenamento jurídico, relacionada à ideia geral de boa administração. </text:span><text:span text:style-name="T9">Por isso, a moralidade é vista como aspecto </text:span><text:span text:style-name="T7">vinculado</text:span><text:span text:style-name="T9"> do ato administrativo, sendo, portanto, requisito de validade do ato.</text:span></text:p>
      <text:p text:style-name="P10"><text:span text:style-name="T9"/></text:p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2">Conceitos de eficiência, eficácia e efetividade</text:p>
          </table:table-cell>
          <table:covered-table-cell/>
        </table:table-row>
        <table:table-row>
          <table:table-cell table:style-name="Tabela1.A2" office:value-type="string">
            <text:p text:style-name="P1">Para Lucas Furtado</text:p>
          </table:table-cell>
          <table:table-cell table:style-name="Tabela1.B2" office:value-type="string">
            <text:p text:style-name="P1">Para Carvalho Filho</text:p>
          </table:table-cell>
        </table:table-row>
        <table:table-row>
          <table:table-cell table:style-name="Tabela1.A2" office:value-type="string">
            <text:p text:style-name="P1">Eficiência → relação custo/benefício</text:p>
            <text:p text:style-name="P1"/>
            <text:p text:style-name="P1">Eficácia → alcance da meta</text:p>
            <text:p text:style-name="P1"/>
            <text:p text:style-name="P1"/>
            <text:p text:style-name="P1">Efetividade → resultados alcançados</text:p>
          </table:table-cell>
          <table:table-cell table:style-name="Tabela1.B2" office:value-type="string">
            <text:p text:style-name="P1">Eficiência → <text:span text:style-name="T1">conduta</text:span> do agente</text:p>
            <text:p text:style-name="P1"/>
            <text:p text:style-name="P1">Eficácia → <text:span text:style-name="T1">meios e instrumentos</text:span> empregados pelo agente</text:p>
            <text:p text:style-name="P1"/>
            <text:p text:style-name="P1">Efetividade → resultados alcançados</text:p>
          </table:table-cell>
        </table:table-row>
      </table:table>
      <text:p text:style-name="P10"><text:soft-page-break/><text:span text:style-name="T9"/></text:p>
      <text:p text:style-name="P11"><text:span text:style-name="T9">S</text:span><text:span text:style-name="T8">egundo Marçal Justen Filho, o </text:span><text:span text:style-name="T6">fenômeno da personificação do direito administrativo</text:span><text:span text:style-name="T8"> decorre do fato de a CF88 ter consagrado </text:span><text:span text:style-name="T5">“o ser humano, a dignidade humana e os direitos fundamentais”</text:span><text:span text:style-name="T8"> como valores essenciais de nossa sociedade. Assim, a Administração Pública deve se guiar pela realização desses valores. Conforme assevera o autor, o “</text:span><text:span text:style-name="T5">núcleo do direito administrativo não é o poder (e suas conveniências), mas a realização dos </text:span><text:span text:style-name="T4">direitos fundamentais</text:span><text:span text:style-name="T5">”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1742" officeooo:paragraph-rsid="000417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rincípios da administração públ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4:43:23.640578921</meta:creation-date>
    <dc:date>2018-03-09T19:26:08.729711326</dc:date>
    <meta:editing-duration>PT4H31M50S</meta:editing-duration>
    <meta:editing-cycles>9</meta:editing-cycles>
    <meta:generator>LibreOffice/5.2.7.2$Linux_X86_64 LibreOffice_project/20m0$Build-2</meta:generator>
    <meta:document-statistic meta:table-count="1" meta:image-count="0" meta:object-count="0" meta:page-count="2" meta:paragraph-count="26" meta:word-count="455" meta:character-count="2977" meta:non-whitespace-character-count="2549"/>
  </office:meta>
</office:document-meta>
</file>